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df37" officeooo:paragraph-rsid="001327ab"/>
    </style:style>
    <style:style style:name="P2" style:family="paragraph" style:parent-style-name="Preformatted_20_Text">
      <style:paragraph-properties fo:text-align="center" style:justify-single-word="false"/>
      <style:text-properties fo:font-size="16pt" officeooo:rsid="0017e039" officeooo:paragraph-rsid="0017e039" style:font-size-asian="14pt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fo:font-size="16pt" officeooo:rsid="001aa807" officeooo:paragraph-rsid="001aa807" style:font-size-asian="14pt" style:font-size-complex="16pt"/>
    </style:style>
    <style:style style:name="P4" style:family="paragraph" style:parent-style-name="Preformatted_20_Text">
      <style:paragraph-properties fo:text-align="center" style:justify-single-word="false"/>
      <style:text-properties officeooo:rsid="001aa807" officeooo:paragraph-rsid="001aa807"/>
    </style:style>
    <style:style style:name="P5" style:family="paragraph" style:parent-style-name="Preformatted_20_Text">
      <style:text-properties fo:font-size="14pt" officeooo:rsid="000fdf37" officeooo:paragraph-rsid="001327ab" style:font-size-asian="14pt" style:font-size-complex="14pt"/>
    </style:style>
    <style:style style:name="P6" style:family="paragraph" style:parent-style-name="Preformatted_20_Text">
      <style:text-properties fo:font-size="12pt" officeooo:rsid="00230894" officeooo:paragraph-rsid="00230894" style:font-size-asian="12pt" style:font-size-complex="12pt"/>
    </style:style>
    <style:style style:name="P7" style:family="paragraph" style:parent-style-name="Preformatted_20_Text">
      <style:text-properties fo:font-size="16pt" officeooo:rsid="001f0da2" officeooo:paragraph-rsid="001f0da2" style:font-size-asian="14pt" style:font-size-complex="16pt"/>
    </style:style>
    <style:style style:name="P8" style:family="paragraph" style:parent-style-name="Preformatted_20_Text">
      <style:text-properties fo:font-size="16pt" officeooo:rsid="00230894" officeooo:paragraph-rsid="00230894" style:font-size-asian="16pt" style:font-size-complex="16pt"/>
    </style:style>
    <style:style style:name="P9" style:family="paragraph" style:parent-style-name="Preformatted_20_Text">
      <style:text-properties fo:font-size="16pt" officeooo:rsid="00230894" officeooo:paragraph-rsid="00397e35" style:font-size-asian="16pt" style:font-size-complex="16pt"/>
    </style:style>
    <style:style style:name="P10" style:family="paragraph" style:parent-style-name="Preformatted_20_Text">
      <style:text-properties fo:font-size="16pt" officeooo:rsid="00230894" officeooo:paragraph-rsid="001327ab" style:font-size-asian="16pt" style:font-size-complex="16pt"/>
    </style:style>
    <style:style style:name="P11" style:family="paragraph" style:parent-style-name="Preformatted_20_Text">
      <style:text-properties fo:font-size="16pt" officeooo:rsid="00230894" officeooo:paragraph-rsid="004e40dd" style:font-size-asian="16pt" style:font-size-complex="16pt"/>
    </style:style>
    <style:style style:name="P12" style:family="paragraph" style:parent-style-name="Preformatted_20_Text">
      <style:text-properties fo:font-size="16pt" officeooo:rsid="00230894" officeooo:paragraph-rsid="00889ecd" style:font-size-asian="16pt" style:font-size-complex="16pt"/>
    </style:style>
    <style:style style:name="P13" style:family="paragraph" style:parent-style-name="Preformatted_20_Text">
      <style:text-properties fo:font-size="16pt" officeooo:rsid="00230894" officeooo:paragraph-rsid="0094bd47" style:font-size-asian="16pt" style:font-size-complex="16pt"/>
    </style:style>
    <style:style style:name="P14" style:family="paragraph" style:parent-style-name="Preformatted_20_Text">
      <style:text-properties fo:font-size="16pt" fo:font-weight="bold" officeooo:rsid="00230894" officeooo:paragraph-rsid="00230894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fo:font-size="16pt" fo:font-weight="bold" officeooo:rsid="00230894" officeooo:paragraph-rsid="00331b7b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fo:font-size="14pt" officeooo:rsid="001f0da2" officeooo:paragraph-rsid="001f0da2" style:font-size-asian="14pt" style:font-size-complex="14pt"/>
    </style:style>
    <style:style style:name="P17" style:family="paragraph" style:parent-style-name="Preformatted_20_Text">
      <style:text-properties fo:font-size="14pt" officeooo:rsid="001f0da2" officeooo:paragraph-rsid="00205888" style:font-size-asian="14pt" style:font-size-complex="14pt"/>
    </style:style>
    <style:style style:name="P18" style:family="paragraph" style:parent-style-name="Preformatted_20_Text">
      <style:text-properties fo:font-size="14pt" officeooo:rsid="00205888" officeooo:paragraph-rsid="00205888" style:font-size-asian="14pt" style:font-size-complex="14pt"/>
    </style:style>
    <style:style style:name="P19" style:family="paragraph" style:parent-style-name="Preformatted_20_Text">
      <style:text-properties fo:font-size="14pt" officeooo:rsid="000fdf37" officeooo:paragraph-rsid="001327ab" style:font-size-asian="14pt" style:font-size-complex="14pt"/>
    </style:style>
    <style:style style:name="P20" style:family="paragraph" style:parent-style-name="Preformatted_20_Text">
      <style:text-properties fo:font-size="12pt" officeooo:rsid="00230894" officeooo:paragraph-rsid="002b9804" style:font-size-asian="12pt" style:font-size-complex="12pt"/>
    </style:style>
    <style:style style:name="P21" style:family="paragraph" style:parent-style-name="Preformatted_20_Text">
      <style:text-properties fo:font-size="12pt" officeooo:rsid="00230894" officeooo:paragraph-rsid="00331b7b" style:font-size-asian="12pt" style:font-size-complex="12pt"/>
    </style:style>
    <style:style style:name="P22" style:family="paragraph" style:parent-style-name="Preformatted_20_Text">
      <style:text-properties fo:font-size="12pt" officeooo:rsid="00230894" officeooo:paragraph-rsid="00397e35" style:font-size-asian="12pt" style:font-size-complex="12pt"/>
    </style:style>
    <style:style style:name="P23" style:family="paragraph" style:parent-style-name="Preformatted_20_Text">
      <style:text-properties fo:font-size="12pt" officeooo:rsid="00230894" officeooo:paragraph-rsid="003af451" style:font-size-asian="12pt" style:font-size-complex="12pt"/>
    </style:style>
    <style:style style:name="P24" style:family="paragraph" style:parent-style-name="Preformatted_20_Text">
      <style:text-properties fo:font-size="12pt" officeooo:rsid="00230894" officeooo:paragraph-rsid="003d5862" style:font-size-asian="12pt" style:font-size-complex="12pt"/>
    </style:style>
    <style:style style:name="P25" style:family="paragraph" style:parent-style-name="Preformatted_20_Text">
      <style:text-properties fo:font-size="12pt" officeooo:rsid="00230894" officeooo:paragraph-rsid="00466ce3" style:font-size-asian="12pt" style:font-size-complex="12pt"/>
    </style:style>
    <style:style style:name="P26" style:family="paragraph" style:parent-style-name="Preformatted_20_Text">
      <style:text-properties fo:font-size="12pt" officeooo:rsid="00230894" officeooo:paragraph-rsid="004e40dd" style:font-size-asian="12pt" style:font-size-complex="12pt"/>
    </style:style>
    <style:style style:name="P27" style:family="paragraph" style:parent-style-name="Preformatted_20_Text">
      <style:text-properties fo:font-size="12pt" officeooo:rsid="00230894" officeooo:paragraph-rsid="0052a875" style:font-size-asian="12pt" style:font-size-complex="12pt"/>
    </style:style>
    <style:style style:name="P28" style:family="paragraph" style:parent-style-name="Preformatted_20_Text">
      <style:text-properties fo:font-size="12pt" officeooo:rsid="00230894" officeooo:paragraph-rsid="00889ecd" style:font-size-asian="12pt" style:font-size-complex="12pt"/>
    </style:style>
    <style:style style:name="P29" style:family="paragraph" style:parent-style-name="Preformatted_20_Text">
      <style:text-properties fo:font-size="12pt" officeooo:rsid="00230894" officeooo:paragraph-rsid="008aa076" style:font-size-asian="12pt" style:font-size-complex="12pt"/>
    </style:style>
    <style:style style:name="P30" style:family="paragraph" style:parent-style-name="Preformatted_20_Text">
      <style:text-properties fo:font-size="12pt" officeooo:rsid="00230894" officeooo:paragraph-rsid="0094bd47" style:font-size-asian="12pt" style:font-size-complex="12pt"/>
    </style:style>
    <style:style style:name="P31" style:family="paragraph" style:parent-style-name="Preformatted_20_Text">
      <style:text-properties fo:font-size="12pt" officeooo:rsid="00230894" officeooo:paragraph-rsid="009c3a55" style:font-size-asian="12pt" style:font-size-complex="12pt"/>
    </style:style>
    <style:style style:name="P32" style:family="paragraph" style:parent-style-name="Preformatted_20_Text">
      <style:text-properties fo:font-size="12pt" officeooo:rsid="00466ce3" officeooo:paragraph-rsid="004ad8d7" style:font-size-asian="12pt" style:font-size-complex="12pt"/>
    </style:style>
    <style:style style:name="P33" style:family="paragraph" style:parent-style-name="Preformatted_20_Text">
      <style:text-properties fo:font-size="12pt" officeooo:rsid="0053d9a2" officeooo:paragraph-rsid="0053d9a2" style:font-size-asian="12pt" style:font-size-complex="12pt"/>
    </style:style>
    <style:style style:name="P34" style:family="paragraph" style:parent-style-name="Preformatted_20_Text">
      <style:text-properties fo:font-size="12pt" officeooo:rsid="0053d9a2" officeooo:paragraph-rsid="005b67f8" style:font-size-asian="12pt" style:font-size-complex="12pt"/>
    </style:style>
    <style:style style:name="P35" style:family="paragraph" style:parent-style-name="Preformatted_20_Text">
      <style:text-properties fo:font-size="12pt" officeooo:rsid="0053d9a2" officeooo:paragraph-rsid="005fe0f0" style:font-size-asian="12pt" style:font-size-complex="12pt"/>
    </style:style>
    <style:style style:name="P36" style:family="paragraph" style:parent-style-name="Preformatted_20_Text">
      <style:text-properties fo:font-size="12pt" officeooo:rsid="0058d263" officeooo:paragraph-rsid="0058d263" style:font-size-asian="12pt" style:font-size-complex="12pt"/>
    </style:style>
    <style:style style:name="P37" style:family="paragraph" style:parent-style-name="Preformatted_20_Text">
      <style:text-properties fo:font-size="12pt" officeooo:rsid="006800ee" officeooo:paragraph-rsid="006f8cad" style:font-size-asian="12pt" style:font-size-complex="12pt"/>
    </style:style>
    <style:style style:name="P38" style:family="paragraph" style:parent-style-name="Preformatted_20_Text">
      <style:text-properties fo:font-size="12pt" officeooo:rsid="006800ee" officeooo:paragraph-rsid="00755ddd" style:font-size-asian="12pt" style:font-size-complex="12pt"/>
    </style:style>
    <style:style style:name="P39" style:family="paragraph" style:parent-style-name="Preformatted_20_Text">
      <style:text-properties fo:font-size="12pt" officeooo:rsid="006800ee" officeooo:paragraph-rsid="007a49fe" style:font-size-asian="12pt" style:font-size-complex="12pt"/>
    </style:style>
    <style:style style:name="P40" style:family="paragraph" style:parent-style-name="Preformatted_20_Text">
      <style:text-properties fo:font-size="12pt" officeooo:rsid="006800ee" officeooo:paragraph-rsid="00816851" style:font-size-asian="12pt" style:font-size-complex="12pt"/>
    </style:style>
    <style:style style:name="P41" style:family="paragraph" style:parent-style-name="Preformatted_20_Text">
      <style:text-properties fo:font-size="12pt" officeooo:rsid="006800ee" officeooo:paragraph-rsid="00a9cfc3" style:font-size-asian="12pt" style:font-size-complex="12pt"/>
    </style:style>
    <style:style style:name="P42" style:family="paragraph" style:parent-style-name="Preformatted_20_Text">
      <style:text-properties fo:font-size="12pt" officeooo:rsid="00a066ed" officeooo:paragraph-rsid="00a066ed" style:font-size-asian="12pt" style:font-size-complex="12pt"/>
    </style:style>
    <style:style style:name="P43" style:family="paragraph" style:parent-style-name="Preformatted_20_Text">
      <style:text-properties fo:font-size="12pt" officeooo:rsid="00a38383" officeooo:paragraph-rsid="00a38383" style:font-size-asian="12pt" style:font-size-complex="12pt"/>
    </style:style>
    <style:style style:name="P44" style:family="paragraph" style:parent-style-name="Preformatted_20_Text">
      <style:text-properties fo:font-size="12pt" officeooo:rsid="00a38383" officeooo:paragraph-rsid="00a6aa3d" style:font-size-asian="12pt" style:font-size-complex="12pt"/>
    </style:style>
    <style:style style:name="P45" style:family="paragraph" style:parent-style-name="Preformatted_20_Text">
      <style:text-properties fo:font-size="12pt" officeooo:rsid="00a79744" officeooo:paragraph-rsid="00a79744" style:font-size-asian="12pt" style:font-size-complex="12pt"/>
    </style:style>
    <style:style style:name="P46" style:family="paragraph" style:parent-style-name="Preformatted_20_Text">
      <style:text-properties fo:font-size="12pt" officeooo:rsid="00a8677a" officeooo:paragraph-rsid="00a8677a" style:font-size-asian="12pt" style:font-size-complex="12pt"/>
    </style:style>
    <style:style style:name="T1" style:family="text">
      <style:text-properties officeooo:rsid="002445e3"/>
    </style:style>
    <style:style style:name="T2" style:family="text">
      <style:text-properties officeooo:rsid="002ebda9"/>
    </style:style>
    <style:style style:name="T3" style:family="text">
      <style:text-properties officeooo:rsid="00331b7b"/>
    </style:style>
    <style:style style:name="T4" style:family="text">
      <style:text-properties officeooo:rsid="00367e2d"/>
    </style:style>
    <style:style style:name="T5" style:family="text">
      <style:text-properties officeooo:rsid="003cadf4"/>
    </style:style>
    <style:style style:name="T6" style:family="text">
      <style:text-properties officeooo:rsid="003d5862"/>
    </style:style>
    <style:style style:name="T7" style:family="text">
      <style:text-properties officeooo:rsid="00466ce3"/>
    </style:style>
    <style:style style:name="T8" style:family="text">
      <style:text-properties officeooo:rsid="00496bb8"/>
    </style:style>
    <style:style style:name="T9" style:family="text">
      <style:text-properties officeooo:rsid="004acfd4"/>
    </style:style>
    <style:style style:name="T10" style:family="text">
      <style:text-properties officeooo:rsid="004ad6be"/>
    </style:style>
    <style:style style:name="T11" style:family="text">
      <style:text-properties officeooo:rsid="004ad8d7"/>
    </style:style>
    <style:style style:name="T12" style:family="text">
      <style:text-properties officeooo:rsid="0052a875"/>
    </style:style>
    <style:style style:name="T13" style:family="text">
      <style:text-properties officeooo:rsid="00561cf4"/>
    </style:style>
    <style:style style:name="T14" style:family="text">
      <style:text-properties officeooo:rsid="00577f94"/>
    </style:style>
    <style:style style:name="T15" style:family="text">
      <style:text-properties officeooo:rsid="005b67f8"/>
    </style:style>
    <style:style style:name="T16" style:family="text">
      <style:text-properties officeooo:rsid="005fe0f0"/>
    </style:style>
    <style:style style:name="T17" style:family="text">
      <style:text-properties officeooo:rsid="006b616f"/>
    </style:style>
    <style:style style:name="T18" style:family="text">
      <style:text-properties officeooo:rsid="007a49f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6b616f" style:font-weight-asian="bold" style:font-weight-complex="bold"/>
    </style:style>
    <style:style style:name="T21" style:family="text">
      <style:text-properties fo:font-weight="bold" officeooo:rsid="00331b7b" style:font-weight-asian="bold" style:font-weight-complex="bold"/>
    </style:style>
    <style:style style:name="T22" style:family="text">
      <style:text-properties fo:font-weight="bold" officeooo:rsid="00889ecd" style:font-weight-asian="bold" style:font-weight-complex="bold"/>
    </style:style>
    <style:style style:name="T23" style:family="text">
      <style:text-properties fo:font-weight="bold" officeooo:rsid="0094bd47" style:font-weight-asian="bold" style:font-weight-complex="bold"/>
    </style:style>
    <style:style style:name="T24" style:family="text">
      <style:text-properties fo:font-weight="normal" fo:background-color="#ffff00" loext:char-shading-value="0" style:font-weight-asian="normal" style:font-weight-complex="normal"/>
    </style:style>
    <style:style style:name="T25" style:family="text">
      <style:text-properties officeooo:rsid="007d943c"/>
    </style:style>
    <style:style style:name="T26" style:family="text">
      <style:text-properties officeooo:rsid="00816851"/>
    </style:style>
    <style:style style:name="T27" style:family="text">
      <style:text-properties officeooo:rsid="002445e3" fo:background-color="#ffff00" loext:char-shading-value="0"/>
    </style:style>
    <style:style style:name="T28" style:family="text">
      <style:text-properties officeooo:rsid="005fe0f0" fo:background-color="transparent" loext:char-shading-value="0"/>
    </style:style>
    <style:style style:name="T29" style:family="text">
      <style:text-properties fo:background-color="#ffff99" loext:char-shading-value="0"/>
    </style:style>
    <style:style style:name="T30" style:family="text">
      <style:text-properties officeooo:rsid="007c6f76" fo:background-color="#ffff99" loext:char-shading-value="0"/>
    </style:style>
    <style:style style:name="T31" style:family="text">
      <style:text-properties fo:background-color="#ffff99" loext:char-shading-value="0"/>
    </style:style>
    <style:style style:name="T32" style:family="text">
      <style:text-properties officeooo:rsid="005fe0f0" fo:background-color="#ffff99" loext:char-shading-value="0"/>
    </style:style>
    <style:style style:name="T33" style:family="text">
      <style:text-properties officeooo:rsid="005b67f8" fo:background-color="#ffff99" loext:char-shading-value="0"/>
    </style:style>
    <style:style style:name="T34" style:family="text">
      <style:text-properties officeooo:rsid="0052a875" fo:background-color="#ffff99" loext:char-shading-value="0"/>
    </style:style>
    <style:style style:name="T35" style:family="text">
      <style:text-properties officeooo:rsid="00466ce3" fo:background-color="#ffff99" loext:char-shading-value="0"/>
    </style:style>
    <style:style style:name="T36" style:family="text">
      <style:text-properties officeooo:rsid="003d5862" fo:background-color="#ffff99" loext:char-shading-value="0"/>
    </style:style>
    <style:style style:name="T37" style:family="text">
      <style:text-properties officeooo:rsid="003cadf4" fo:background-color="#ffff99" loext:char-shading-value="0"/>
    </style:style>
    <style:style style:name="T38" style:family="text">
      <style:text-properties officeooo:rsid="002445e3" fo:background-color="#ffff99" loext:char-shading-value="0"/>
    </style:style>
    <style:style style:name="T39" style:family="text">
      <style:text-properties officeooo:rsid="0088aeba" fo:background-color="#ffff99" loext:char-shading-value="0"/>
    </style:style>
    <style:style style:name="T40" style:family="text">
      <style:text-properties officeooo:rsid="0088aeba" fo:background-color="#ffff99" loext:char-shading-value="0"/>
    </style:style>
    <style:style style:name="T41" style:family="text">
      <style:text-properties officeooo:rsid="008aa076" fo:background-color="#ffff99" loext:char-shading-value="0"/>
    </style:style>
    <style:style style:name="T42" style:family="text">
      <style:text-properties officeooo:rsid="00a521dc" fo:background-color="#ffff99" loext:char-shading-value="0"/>
    </style:style>
    <style:style style:name="T43" style:family="text">
      <style:text-properties officeooo:rsid="00a521dc" fo:background-color="#ffff99" loext:char-shading-value="0"/>
    </style:style>
    <style:style style:name="T44" style:family="text">
      <style:text-properties officeooo:rsid="00999e4e" fo:background-color="#ffff99" loext:char-shading-value="0"/>
    </style:style>
    <style:style style:name="T45" style:family="text">
      <style:text-properties officeooo:rsid="00999e4e" fo:background-color="#ffff99" loext:char-shading-value="0"/>
    </style:style>
    <style:style style:name="T46" style:family="text">
      <style:text-properties officeooo:rsid="002445e3" fo:background-color="#ffff66" loext:char-shading-value="0"/>
    </style:style>
    <style:style style:name="T47" style:family="text">
      <style:text-properties officeooo:rsid="0088aeba"/>
    </style:style>
    <style:style style:name="T48" style:family="text">
      <style:text-properties officeooo:rsid="008aa076"/>
    </style:style>
    <style:style style:name="T49" style:family="text">
      <style:text-properties officeooo:rsid="00999e4e"/>
    </style:style>
    <style:style style:name="T50" style:family="text">
      <style:text-properties officeooo:rsid="00a193a1"/>
    </style:style>
    <style:style style:name="T51" style:family="text">
      <style:text-properties officeooo:rsid="00a521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Попытка написать приличный (понятный) документ, описывающий модули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окументация проекта RoboBrain</text:p>
      <text:p text:style-name="P3">Версия первая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931 отдел СКТБ</text:p>
      <text:p text:style-name="P4">2017</text:p>
      <text:p text:style-name="P7"><text:soft-page-break/>Содержание:</text:p>
      <text:p text:style-name="P16">- Общая структура проекта. </text:p>
      <text:p text:style-name="P17">- Модуль Robot</text:p>
      <text:p text:style-name="P18">- Модуль ControllerBase</text:p>
      <text:p text:style-name="P18">- Модуль ControllerMotor</text:p>
      <text:p text:style-name="P18">- Модуль ControllerServo</text:p>
      <text:p text:style-name="P18">- Модуль ControllerStepp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Общая структура проекта. </text:p>
      <text:p text:style-name="P21"/>
      <text:p text:style-name="P21"><text:tab/>Проект состоит из модуля Robot, в который импортируются модули контроллеров «Controller***». <text:span text:style-name="T4">Robot отвечает за общение с устройствами по can шине. Модули контроллеров содержат методы управления контроллерами. Когда создается элемент класса контроллера, ему в качестве параметра задается элемент класса Robot. Таким образом элементу класса контроллер передается информация о методах общения, а так же этот элемент добавляется в список устройств созданного элемента класса Robot. </text:span><text:s/></text:p>
      <text:p text:style-name="P8"/>
      <text:p text:style-name="P8"/>
      <text:p text:style-name="P14"><text:span text:style-name="T3">Модуль Robot</text:span>. </text:p>
      <text:p text:style-name="P6"/>
      <text:p text:style-name="P20"><text:span text:style-name="T1"><text:tab/>Модуль Robot содержит класс Robot, </text:span><text:span text:style-name="T46">открытыми методами которого являются</text:span><text:span text:style-name="T1"> </text:span><text:span text:style-name="T38">Send</text:span><text:span text:style-name="T1">(message) и </text:span><text:span text:style-name="T38">Recv</text:span><text:span text:style-name="T1">(), отвечающие соответственно за отправку и принятие сообщений из can шины. По умолчанию все сообщения принимаются потоком, запускаемым при инициализации класса. Этот поток можно прервать методом </text:span><text:span text:style-name="T38">StopRecv</text:span><text:span text:style-name="T1">(), и запустить заново методом </text:span><text:span text:style-name="T38">StartRecv</text:span><text:span text:style-name="T1">(). Во время инициализации так же запускается поток, в котором по флагу отправляется Онлайн метка*. Чтобы изменить значение </text:span><text:span text:style-name="T46">флаг</text:span><text:span text:style-name="T1">а (прекратить/запустить отправку онлайн меток) необходимо обратиться к переменной YourName</text:span><text:span text:style-name="T38">.online</text:span><text:span text:style-name="T1"> элемента YourName класса Robot. По умолчанию <text:s/>YourName.online = True.</text:span></text:p>
      <text:p text:style-name="P20"><text:tab/><text:span text:style-name="T2">Онлайн метка — сообщение, посылаемое в шину для проверки связи. Если это сообщение не приходит несколько секунд, контроллеры прекращают выполнение задач. </text:span></text:p>
      <text:p text:style-name="P10"/>
      <text:p text:style-name="P10"/>
      <text:p text:style-name="P9"><text:span text:style-name="T21">Модуль ControllerBase</text:span><text:span text:style-name="T19">.</text:span> </text:p>
      <text:p text:style-name="P22"/>
      <text:p text:style-name="P23"><text:span text:style-name="T1"><text:tab/>Модуль ControllerBase содержит класс ControllerBase, являющийся предком всех других классов контроллеров. Его </text:span><text:span text:style-name="T46">открытыми методами являются</text:span><text:span text:style-name="T1">:</text:span></text:p>
      <text:p text:style-name="P23"/>
      <text:p text:style-name="P23"><text:s/><text:span text:style-name="T37">GetIsConnected</text:span><text:span text:style-name="T5">() - узнать подключено ли устройство к роботу (на момент последней проверки подключения)</text:span></text:p>
      <text:p text:style-name="P24"/>
      <text:p text:style-name="P24"><text:s/><text:span text:style-name="T36">CheckConnection</text:span><text:span text:style-name="T6">() - проверка подключения устройства к роботу </text:span></text:p>
      <text:p text:style-name="P25"/>
      <text:p text:style-name="P25"><text:s/><text:span text:style-name="T35">SendParam</text:span><text:span text:style-name="T7">(prmNumber, value) - Отправить параметр в шину. Аргументы этой функции - номер параметра, значение параметра.</text:span></text:p>
      <text:p text:style-name="P25"/>
      <text:p text:style-name="P32"><text:s/><text:span text:style-name="T31">SendCommand</text:span>(cmdNumber, cmdParams = None) — <text:span text:style-name="T8">Отправить команду в шину. </text:span>Аргументы этой функции - номер <text:span text:style-name="T9">команды</text:span>, параметр<text:span text:style-name="T10">ы команды(если их несколько, то передавать их необходимо в виде кортежа)</text:span>. <text:span text:style-name="T10">Например </text:span>SendCommand(<text:span text:style-name="T11">0xD2, (10, 20)) — Задать скорость первого <text:s/>мотора 10, второго 20.</text:span></text:p>
      <text:p text:style-name="P32"/>
      <text:p text:style-name="P11"><text:soft-page-break/><text:span text:style-name="T21">Модуль ControllerMotor</text:span><text:span text:style-name="T19">.</text:span> </text:p>
      <text:p text:style-name="P26"/>
      <text:p text:style-name="P26"><text:span text:style-name="T1"><text:tab/>Модуль ControllerMotor содержит класс ControllerMotor, </text:span><text:span text:style-name="T27">открытыми методами которого являются</text:span><text:span text:style-name="T1">:</text:span></text:p>
      <text:p text:style-name="P26"/>
      <text:p text:style-name="P27"><text:s/><text:span text:style-name="T34">SetDebugInfoMask</text:span><text:span text:style-name="T12">(tahometr = 1, odometr = 1, firstMotorData = 0, secondMotorData = 0, electricCurrent = 0) — Метод, сообщающий роботу о том, какую информацию он должен возвращать. 1 — возвращать информацию по данному параметру, 0 — не возвращать. По умолчанию задано: возвращать информацию тахометра и одометра.</text:span></text:p>
      <text:p text:style-name="P27"/>
      <text:p text:style-name="P33"><text:s/><text:span text:style-name="T31">SetWorkMode</text:span>(workMode = 0) - Инициализация режима работы. <text:span text:style-name="T13">3 — не используется,</text:span> 2 - ШИМ, 1 - ПИД, 0 — <text:span text:style-name="T14">режим работы не задан</text:span>.</text:p>
      <text:p text:style-name="P33"/>
      <text:p text:style-name="P36"><text:s/><text:span text:style-name="T31">SetAllSpeed</text:span>(speed1, speed2) — задает скорость обоих моторов</text:p>
      <text:p text:style-name="P33"/>
      <text:p text:style-name="P34"><text:s/><text:span text:style-name="T33">SetSpeed</text:span><text:span text:style-name="T15">(motorNumber, speed) — задает скорость мотора. Параметры функции — номер мотора, скорость в попугаях*. Попугаи — условные единицы скорости, определяемые установленным значением TimePID.</text:span></text:p>
      <text:p text:style-name="P34"/>
      <text:p text:style-name="P35"><text:span text:style-name="T28"><text:s/></text:span><text:span text:style-name="T32">SetMotorPWM</text:span><text:span text:style-name="T16">(motorNumber, PWM) — задает ШИМ. Параметры — номер мотора, значение ШИМ.</text:span></text:p>
      <text:p text:style-name="P33"/>
      <text:p text:style-name="P38"><text:tab/><text:span text:style-name="T24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38"/>
      <text:p text:style-name="P39"><text:s/><text:span text:style-name="T30">O</text:span><text:span text:style-name="T31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  <text:p text:style-name="P39"><text:s/><text:span text:style-name="T30">O</text:span><text:span text:style-name="T31">nOdometryChanged</text:span> = None - <text:span text:style-name="T17">функция вызываемая при получении параметра одометрии. В качестве аргументов передаются номер мотора и значение параметра.</text:span></text:p>
      <text:p text:style-name="P39"><text:s/><text:span text:style-name="T30">O</text:span><text:span text:style-name="T31">nSpeedChanged</text:span> = None - <text:span text:style-name="T17">функция вызываемая при получении параметра скорости. В качестве аргументов передаются номер мотора и значение параметра.</text:span><text:span text:style-name="T20"> </text:span></text:p>
      <text:p text:style-name="P37"/>
      <text:p text:style-name="P37"><text:span text:style-name="T18">Пример:</text:span></text:p>
      <text:p text:style-name="P37">Создаем функцию, <text:span text:style-name="T25">выводящую значение параметра</text:span></text:p>
      <text:p text:style-name="P37"/>
      <text:p text:style-name="P37"><text:span text:style-name="T25">def PrintOdometry(motorNumber, prmValue):</text:span></text:p>
      <text:p text:style-name="P37"><text:s/><text:span text:style-name="T25">print(prmValue)</text:span></text:p>
      <text:p text:style-name="P37"/>
      <text:p text:style-name="P37"><text:span text:style-name="T26">И присваиваем её:</text:span></text:p>
      <text:p text:style-name="P40"/>
      <text:p text:style-name="P40"><text:span text:style-name="T26">YourName.O</text:span>nOdometryChanged <text:span text:style-name="T26">= PrintOdometry</text:span></text:p>
      <text:p text:style-name="P40"/>
      <text:p text:style-name="P40"><text:span text:style-name="T26">Теперь при каждом получении параметра одометрии, его значение будет выводиться.</text:span> </text:p>
      <text:p text:style-name="P40"/>
      <text:p text:style-name="P40"/>
      <text:p text:style-name="P40"/>
      <text:p text:style-name="P40"/>
      <text:p text:style-name="P40"/>
      <text:p text:style-name="P12"><text:soft-page-break/><text:span text:style-name="T21">Модуль Controller</text:span><text:span text:style-name="T22">Servo</text:span><text:span text:style-name="T19">.</text:span> </text:p>
      <text:p text:style-name="P28"/>
      <text:p text:style-name="P28"><text:span text:style-name="T1"><text:tab/>Модуль ControllerServo содержит класс ControllerServo, </text:span><text:span text:style-name="T27">открытыми методами которого являются</text:span><text:span text:style-name="T1">:</text:span></text:p>
      <text:p text:style-name="P29"><text:s/></text:p>
      <text:p text:style-name="P29"><text:span text:style-name="T47"><text:s/></text:span><text:span text:style-name="T40">SetServoPos</text:span><text:span text:style-name="T47">(servoNumber, position) — Функция, задающая позицию сервы. Аргументы — номер сервы, выставляемая позиция.</text:span></text:p>
      <text:p text:style-name="P29"/>
      <text:p text:style-name="P29"><text:s/><text:span text:style-name="T41">GetServoPos</text:span><text:span text:style-name="T48">(servoNumber) — Возвращает позицию сервы. Аргумент — номер сервы.</text:span></text:p>
      <text:p text:style-name="P29"/>
      <text:p text:style-name="P29"><text:s/><text:span text:style-name="T41">SetPowerOut</text:span><text:span text:style-name="T48">(powerOutNumber, state) — включить/выключить силовой выход. Аргументы — номер силового выхода(наверное 0 или 1), значение (0 или 1)</text:span></text:p>
      <text:p text:style-name="P29"/>
      <text:p text:style-name="P41"><text:tab/><text:span text:style-name="T24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41"/>
      <text:p text:style-name="P41"><text:s/><text:span text:style-name="T30">O</text:span><text:span text:style-name="T31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  <text:p text:style-name="P13"><text:span text:style-name="T21"/></text:p>
      <text:p text:style-name="P13"><text:span text:style-name="T21">Модуль Controller</text:span><text:span text:style-name="T22">S</text:span><text:span text:style-name="T23">tepper</text:span><text:span text:style-name="T19">.</text:span> </text:p>
      <text:p text:style-name="P30"/>
      <text:p text:style-name="P30"><text:span text:style-name="T1"><text:tab/>Модуль ControllerStepper содержит класс ControllerStepper, </text:span><text:span text:style-name="T27">открытыми методами которого являются</text:span><text:span text:style-name="T1">:</text:span></text:p>
      <text:p text:style-name="P30"><text:s/></text:p>
      <text:p text:style-name="P31"><text:span text:style-name="T47"><text:s/></text:span><text:span text:style-name="T40">SetWorkMode</text:span><text:span text:style-name="T47">(workMode) — задание режима работы всем трем шаговым двигателям. 2 - позиционирование(с концевиками) <text:s/>1 - свободное вращение (без концевиков)</text:span></text:p>
      <text:p text:style-name="P30"/>
      <text:p text:style-name="P31"><text:s/><text:span text:style-name="T45">SetWorkModeSingle</text:span><text:span text:style-name="T49">(stepperN, workMode) — задание режима работы. Аргументы — номер шаговика, режим работы: 2 - позиционирование(с концевиками) <text:s/>1 - свободное вращение (без концевиков)</text:span></text:p>
      <text:p text:style-name="P31"/>
      <text:p text:style-name="P42"><text:s/><text:span text:style-name="T31">SetVelocity</text:span>(stepperN, velocity) — задать скорость вращения шаговика. Аргументы — номер шаговика, скорость вращения. Скорость вращения — задержка между импульсами(шагами) в тактах операционной системы(один такт равен секунде деленной на 50000, т.е. 2с*10^(-5) ) <text:span text:style-name="T50">Чем меньше задан параметр velocity тем выше скорость вращения.</text:span></text:p>
      <text:p text:style-name="P42"/>
      <text:p text:style-name="P43"><text:s/><text:span text:style-name="T31">RobotDrive</text:span>(velocity, angle) — непонятная команда для робота на шаре</text:p>
      <text:p text:style-name="P43"/>
      <text:p text:style-name="P44"><text:s/><text:span text:style-name="T43">Calibrate</text:span><text:span text:style-name="T51">(stepperN, calibType = 1) — пересчет шагов между концевиками, определение нулевой позиции и установка шаговика в нулевую позицию. Аргументы — номер шаговика, тип калибровки (0 - полная калибровка, 1 - быстрая калибровка). <text:s/></text:span></text:p>
      <text:p text:style-name="P44"/>
      <text:p text:style-name="P45"><text:s/><text:span text:style-name="T31">SetPosition</text:span>(stepperN, position) — задать позицию (в шагах). Аргументы — номер шаговика, позиция.</text:p>
      <text:p text:style-name="P45"/>
      <text:p text:style-name="P46"><text:soft-page-break/><text:s/><text:span text:style-name="T31">SetAllPositions</text:span>(position0, position1, position2) — задать позицию всех трех шаговиков. Аргументы — позиция 0-го шаговика, 1-го и 2-го.</text:p>
      <text:p text:style-name="P46"/>
      <text:p text:style-name="P41"><text:tab/><text:span text:style-name="T24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41"/>
      <text:p text:style-name="P41"><text:s/><text:span text:style-name="T30">O</text:span><text:span text:style-name="T31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20:09:23.115983601</dc:date>
    <meta:editing-duration>PT3H6M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6" meta:paragraph-count="61" meta:word-count="757" meta:character-count="6265" meta:non-whitespace-character-count="5475"/>
  </office:meta>
</office:document-meta>
</file>